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margin-left="0.2965in" fo:margin-right="0in" fo:text-indent="0.0075in" style:auto-text-inden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h text:style-name="Heading_20_1" text:outline-level="1">Сон о Белых горах</text:h>
      <text:p text:style-name="Standard"/>
      <text:p text:style-name="Standard"><text:s text:c="4"/>D <text:s text:c="20"/>Hm <text:s text:c="14"/>G <text:s text:c="6"/>A</text:p>
      <text:p text:style-name="Standard">Снежный… Вечерний… Течёт рекою…</text:p>
      <text:p text:style-name="Standard">D <text:s text:c="19"/>Hm <text:s/>Fm <text:s text:c="2"/>A</text:p>
      <text:p text:style-name="Standard">Утро где-то там, там…</text:p>
      <text:p text:style-name="Standard"><text:s text:c="6"/>D <text:s text:c="9"/>Hm <text:s text:c="13"/>G <text:s text:c="5"/>A</text:p>
      <text:p text:style-name="Standard">Рекою, метелью – ладья ледяна;</text:p>
      <text:p text:style-name="Standard"><text:s text:c="13"/>Hm <text:s text:c="7"/>A <text:s text:c="3"/>Hm</text:p>
      <text:p text:style-name="Standard">Чуть слышен звон вёсел.</text:p>
      <text:p text:style-name="Standard"/>
      <text:p text:style-name="Standard"/>
      <text:p text:style-name="Standard"><text:s text:c="11"/>d/f#/a <text:s text:c="8"/>h/d/f# <text:s text:c="10"/>g/h/d <text:s text:c="5"/>a/c#/e</text:p>
      <text:p text:style-name="Standard">Чуть виден <text:s text:c="7"/>песней <text:s text:c="2"/>согретый <text:s text:c="4"/>воздух.</text:p>
      <text:p text:style-name="Standard"><text:s text:c="8"/>d/f#/a <text:s text:c="9"/>h/d/f# <text:s text:c="5"/>f#/a/c/# <text:s text:c="5"/>a/c#/e</text:p>
      <text:p text:style-name="Standard">До глаз в мех укутан <text:s text:c="6"/>сон.</text:p>
      <text:p text:style-name="Standard"><text:s text:c="6"/>d/f#/a <text:s text:c="7"/>h/d/f# <text:s text:c="11"/>g/h/d <text:s text:c="6"/>a/c#/e</text:p>
      <text:p text:style-name="Standard">Изгиб, и <text:s text:c="3"/>снова нет <text:s text:c="4"/>у неба <text:s text:c="7"/>края</text:p>
      <text:p text:style-name="Standard"><text:s text:c="8"/>h/d/f# <text:s text:c="12"/>a/c#/e <text:s text:c="5"/>h/d/f#</text:p>
      <text:p text:style-name="Standard">Внизу <text:s text:c="6"/>где-то там, <text:s text:c="8"/>там…</text:p>
      <text:p text:style-name="Standard"/>
      <text:p text:style-name="Standard"/>
      <text:p text:style-name="P1">D <text:tab/> d/f#/a</text:p>
      <text:p text:style-name="P1">Hm <text:tab/> h/d/f#</text:p>
      <text:p text:style-name="P1">A <text:tab/> a/c#/e</text:p>
      <text:p text:style-name="P1">F#m <text:tab/> f#/a/c# </text:p>
      <text:p text:style-name="P1">G <text:tab/> g/h/d </text:p>
      <text:p text:style-name="P1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Liberation Serif" fo:font-size="24pt" fo:font-weight="bold" style:font-name-asian="DejaVu Sans" style:font-size-asian="24pt" style:font-weight-asian="bold" style:font-name-complex="DejaVu Sans" style:font-size-complex="2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11-02T19:56:54</meta:creation-date>
    <dc:date>2011-11-02T20:09:05</dc:date>
    <meta:editing-duration>PT00H12M13S</meta:editing-duration>
    <meta:editing-cycles>9</meta:editing-cycles>
    <meta:generator>OpenOffice.org/3.2$Linux OpenOffice.org_project/320m12$Build-9483</meta:generator>
    <meta:document-statistic meta:table-count="0" meta:image-count="0" meta:object-count="0" meta:page-count="1" meta:paragraph-count="22" meta:word-count="83" meta:character-count="706"/>
  </office:meta>
</office:document-meta>
</file>